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in" fo:margin-right="0in" fo:text-indent="0.1in" style:auto-text-indent="false"/>
      <style:text-properties fo:language="lt" fo:country="LT" officeooo:rsid="0009ef4d" officeooo:paragraph-rsid="00111144"/>
    </style:style>
    <style:style style:name="P2" style:family="paragraph" style:parent-style-name="Text_20_body">
      <style:paragraph-properties fo:margin-left="0in" fo:margin-right="0in" fo:text-indent="0.1in" style:auto-text-indent="false"/>
      <style:text-properties fo:language="lt" fo:country="LT" officeooo:rsid="001674e0" officeooo:paragraph-rsid="001674e0"/>
    </style:style>
    <style:style style:name="P3" style:family="paragraph" style:parent-style-name="Text_20_body">
      <style:paragraph-properties fo:margin-left="0in" fo:margin-right="0in" fo:text-indent="0.1in" style:auto-text-indent="false"/>
      <style:text-properties fo:language="lt" fo:country="LT" officeooo:rsid="001acc2f" officeooo:paragraph-rsid="001d64a6"/>
    </style:style>
    <style:style style:name="P4" style:family="paragraph" style:parent-style-name="Text_20_body">
      <style:paragraph-properties fo:margin-left="0in" fo:margin-right="0in" fo:text-indent="0.1in" style:auto-text-indent="false"/>
      <style:text-properties fo:language="lt" fo:country="LT" officeooo:rsid="001acc2f" officeooo:paragraph-rsid="00282193"/>
    </style:style>
    <style:style style:name="P5" style:family="paragraph" style:parent-style-name="Text_20_body">
      <style:paragraph-properties fo:margin-left="0in" fo:margin-right="0in" fo:text-indent="0.1in" style:auto-text-indent="false"/>
      <style:text-properties fo:language="lt" fo:country="LT" officeooo:rsid="00196ca3" officeooo:paragraph-rsid="00196ca3"/>
    </style:style>
    <style:style style:name="P6" style:family="paragraph" style:parent-style-name="Text_20_body">
      <style:paragraph-properties fo:margin-left="0in" fo:margin-right="0in" fo:text-indent="0.1in" style:auto-text-indent="false"/>
      <style:text-properties fo:language="lt" fo:country="LT" officeooo:rsid="002b2873" officeooo:paragraph-rsid="002b2873"/>
    </style:style>
    <style:style style:name="P7" style:family="paragraph" style:parent-style-name="Text_20_body">
      <style:paragraph-properties fo:margin-left="0in" fo:margin-right="0in" fo:text-indent="0.1in" style:auto-text-indent="false"/>
      <style:text-properties fo:language="lt" fo:country="LT" officeooo:rsid="00282193" officeooo:paragraph-rsid="002cba55"/>
    </style:style>
    <style:style style:name="P8" style:family="paragraph" style:parent-style-name="Text_20_body">
      <style:paragraph-properties fo:margin-left="0in" fo:margin-right="0in" fo:text-indent="0.1in" style:auto-text-indent="false"/>
      <style:text-properties fo:language="lt" fo:country="LT" officeooo:rsid="0030d6c2" officeooo:paragraph-rsid="0030d6c2"/>
    </style:style>
    <style:style style:name="P9" style:family="paragraph" style:parent-style-name="Heading_20_2">
      <style:text-properties officeooo:rsid="0029d901" officeooo:paragraph-rsid="0029d901"/>
    </style:style>
    <style:style style:name="P10" style:family="paragraph" style:parent-style-name="Heading_20_2">
      <style:paragraph-properties fo:margin-left="0in" fo:margin-right="0in" fo:text-indent="0.1in" style:auto-text-indent="false"/>
      <style:text-properties fo:language="lt" fo:country="LT" officeooo:rsid="00196ca3" officeooo:paragraph-rsid="00196ca3"/>
    </style:style>
    <style:style style:name="T1" style:family="text">
      <style:text-properties officeooo:rsid="000e6f9a"/>
    </style:style>
    <style:style style:name="T2" style:family="text">
      <style:text-properties officeooo:rsid="00103c72"/>
    </style:style>
    <style:style style:name="T3" style:family="text">
      <style:text-properties officeooo:rsid="00172748"/>
    </style:style>
    <style:style style:name="T4" style:family="text">
      <style:text-properties officeooo:rsid="0017bdba"/>
    </style:style>
    <style:style style:name="T5" style:family="text">
      <style:text-properties officeooo:rsid="001c2153"/>
    </style:style>
    <style:style style:name="T6" style:family="text">
      <style:text-properties style:text-position="sub 58%" officeooo:rsid="001d64a6"/>
    </style:style>
    <style:style style:name="T7" style:family="text">
      <style:text-properties style:text-position="0% 100%" officeooo:rsid="001d64a6"/>
    </style:style>
    <style:style style:name="T8" style:family="text">
      <style:text-properties style:text-position="0% 100%" officeooo:rsid="001f6afe"/>
    </style:style>
    <style:style style:name="T9" style:family="text">
      <style:text-properties style:text-position="0% 100%" officeooo:rsid="001f8258"/>
    </style:style>
    <style:style style:name="T10" style:family="text">
      <style:text-properties style:text-position="0% 100%" officeooo:rsid="00214bbd"/>
    </style:style>
    <style:style style:name="T11" style:family="text">
      <style:text-properties style:text-position="0% 100%" officeooo:rsid="002283f2"/>
    </style:style>
    <style:style style:name="T12" style:family="text">
      <style:text-properties style:text-position="0% 100%" officeooo:rsid="00282193"/>
    </style:style>
    <style:style style:name="T13" style:family="text">
      <style:text-properties officeooo:rsid="00282227"/>
    </style:style>
    <style:style style:name="T14" style:family="text">
      <style:text-properties officeooo:rsid="002b287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CO</text:h>
      <text:h text:style-name="Heading_20_2" text:outline-level="2">Įkvėpimas iš gamtos</text:h>
      <text:p text:style-name="P1">Daugelis skruzdžių rūšių turi ribotą galimybę sąveikauti <text:span text:style-name="T2">tarpusavyje</text:span> dėl savo riboto fiziologinio išsivystimo. <text:span text:style-name="T1">Tiesą sakant daugeli skruzdžių rūšių yra aklos. Nepaisydamos fiziologinių ribojimų skruzdės sugeba bendradarbiauti atliekant maisto paiešką. Norint bendradarbiauti reikia komunikuoti, skruzdės tai atlieka naudodamosios chemikalais – feromonais. Ypatingai svarbūs, kai kuriom rūšims (pvz.: „Lasius niger“, „The Argentine ant, Linepithema humile“ ), kelių feromonai. Kelių feromonai skirti žymėti keliams pvz.: keliui nuo skruzdžių lizdo iki maisto šaltinio. Pajusdamos paliktą kelių feromoną skruzdės gali sekti keliu, kuris pažymėtas feromonu, kol galiausiai pasiektų maisto šaltinį, kurį atrado kitos skruzdės. Kelių pažymėjimas feromonais ir skruzdės kelionės krypties pasirinkimas įtakotas kelių feromonų yra pagrindinis įkvėpimas skruzdžių kolonijos optimizacijos algoritmams.</text:span></text:p>
      <text:h text:style-name="P9" text:outline-level="2">Pirmieji eksperimentai</text:h>
      <text:p text:style-name="P2">Skruzdės keliaudamos nuo lizdo iki maisto šaltinio ant kelionės tako palieka kelių feromoną. Kitos skruzdės keliaudamos gali pajusti paliktą feromoną ir pasirinkti kelią, kuris vestų link maisto šaltinio. Svarbu paminėti, kad skruzdės atlikdamos krypties pasirinkimą kelius renkasi atsitiktinai, tačiau tikimybę, kad skruzdė<text:span text:style-name="T3">s</text:span> pasirinks vieną ar kitą kelią <text:span text:style-name="T4">smarkiai </text:span>įtakoja kelių feromonas.</text:p>
      <text:p text:style-name="P3">Norint tuo įsitikinti verta pažvelgti į Jean-Louis Deneubourg atliktą eksperimentą. <text:span text:style-name="T5">Eksperimentas buvo atliktas su „Argentine ant Iridomyrmex humilis“ skruzdžių rūšimi. Eksperimento metu buvo naudojamas tiltas turintis dvi atšakas. Abi atšakos vedė nuo skruzdžių lizdo iki maisto šaltinio, tačiau viena atšaka buvo ilgensė už kitą. Eksperimento metu buvo varijuojama santykiu r = l</text:span><text:span text:style-name="T6">l</text:span><text:span text:style-name="T7">/l</text:span><text:span text:style-name="T6">s</text:span><text:span text:style-name="T7">, tarp ilgesniosios atšakos ilgio ir trumpesniosios atšakos ilgio.</text:span></text:p>
      <text:p text:style-name="P4"><text:span text:style-name="T8">E</text:span><text:span text:style-name="T7">ksperiment</text:span><text:span text:style-name="T8">as</text:span><text:span text:style-name="T7"> su r = 1. </text:span><text:span text:style-name="T12">A</text:span><text:span text:style-name="T7">bi atšakos vienodo ilgio. </text:span><text:span text:style-name="T8">Eksperimento pradžioje </text:span><text:span text:style-name="T7">skruzdės </text:span><text:span text:style-name="T8">nerodė palankumo rinktis vieną iš atšakų. </text:span><text:span text:style-name="T9">S</text:span><text:span text:style-name="T8">kruzdžių kieki</text:span><text:span text:style-name="T10">s</text:span><text:span text:style-name="T8"> vienoje ir kitoje atšakoje svyrav</text:span><text:span text:style-name="T10">o</text:span><text:span text:style-name="T8">. </text:span><text:span text:style-name="T11">A</text:span><text:span text:style-name="T8">tsiradus </text:span><text:span text:style-name="T11">didesniam</text:span><text:span text:style-name="T8"> skruzdžių kiekio padidėjimui vienoje iš atšakų </text:span><text:span text:style-name="T7">linkusios </text:span><text:span text:style-name="T8">skruzdės buvo linkusios </text:span><text:span text:style-name="T7">pasirinkti kelią, kuriuo keliauja dauguma skruzdžių.</text:span><text:span text:style-name="T5"> Taip galiausiais absoliuti dauguma skruzdžių pradėjo keliauti viena atšaka. Šį reiškinį galima paaiškinti tuo, kad eksperimento pradžioje keliai nėra pažymėti feromonais todėl skruzdės gali laisvai (neįtakojamos feromonų) pasirinkti atšaką. Eksperimento eigoje vienoje atšakoje atsitiktinai atsiranda daugiau skruzdžių nei kitoje. Skruzdės keliaudamos žymi kelią feromonais, kuo daugiau skruzdžių tuo daugiau feromono yra paliekama. Savo ruoštu didesnis feromono kiekis stimuliuoja daugiau skrudžių rinktis būtent tą atšaką.</text:span></text:p>
      <text:p text:style-name="P7">Eksperimentas su r = 2. Ilgoji atšaka dvigubai ilgesnė nei trumpoji atšaka. Eksperimento pradžioje skruzės nerodo palankumo <text:span text:style-name="T13">kurią atšaką pasirinkti. Daugelis skruzdžių keliavusios trumpesniąja atšaka pasiekusios maisto šaltinį pasuka keliu, kuriuo atkeliavo (trumpesniąja atšaka). Praėjus kuriam laikui absoliuti dauguma pasirenka keliauti trumpesniąja atkarpa. Šį reiškinį galima paaiškinti tuo, kad skruzdės, kurios keliavo trumpesniąja atšaka, pasiekia maisto šaltinį pirmos, tad dabar atliekant pasirinkimą kuriuo keliu keliauti feromonai daro įtaką. Įtakotos feromonų dauguma skruzdžių pasirenka grįžti keliu iš kurio atkeliavo. Tokiu būdu trumpesniajam keliui tenka vis </text:span><text:soft-page-break/><text:span text:style-name="T13">daugiau ir daugiau skruzdžių feromonų kol galiausiai absoliuti dauguma pasirenka keliauti trumpesniąja atšaka. Verta paminėti, kad nors absoliuti dauguma keliauja trumpesniąja atšaka atsiranda skruzdžių kurios nors ir įtakos feromonų vistiek pasirenka ilgesnią atšaką.</text:span></text:p>
      <text:p text:style-name="P7"><text:span text:style-name="T13"><text:s/>Eksperimentas su r = 2. Eksperimento pradžioje egzsituoja tik vienas kelias su ilgesniąja atšaka. Trumpoji atšaka yra pridedama tik tada kai ilgoji atšaka yra pažymėta feromonais. Praėjus kuriam laikui nuo trumpesniosios atšakos pridėjimo, dar atsiranda skruzdžių, kurios pasirenka trumpesniąją atšaką, tačiau absoliuti dauguma vis vien keliauja ilgesniąja atšaka. Šį reiškinį galima paaiškinti tuo, kad skruzdes pernelyg smarkiai įtakoja ilgesniosios atkarpos feromonai. Nors atsiranda skrudžių, kurios pasirenka trumpesniąją, jų kiekis yra per mažas, kad būtų galima nukreipti didžiąją daugumą trumpesniosios atšakos linkme.</text:span></text:p>
      <text:h text:style-name="Heading_20_2" text:outline-level="2">Matematinis modelis</text:h>
      <text:p text:style-name="P8">Siekiant suprasti tai kaip skruzdės sugeba pasirinkti trumpiausius kelius, turėdamos labai ribotas galimybes sąveikauti su aplinka, turime gebėti sudaryti matematinį modelį. </text:p>
      <text:h text:style-name="P10" text:outline-level="2">Literatūra</text:h>
      <text:p text:style-name="P5"><text:span text:style-name="T14">LIT1: </text:span>Goss, S., Aron, S., Deneubourg, J. L., &amp; Pasteels, J. M. (1989). Self-organized shortcuts in the Argentine ant. Naturwissenschaften, 76, 579–581.</text:p>
      <text:p text:style-name="P6">LI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lt" fo:country="LT"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lt" fo:country="LT"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17T00:16:43.020359123</meta:creation-date>
    <dc:date>2014-08-19T23:53:46.624821638</dc:date>
    <meta:editing-duration>PT7H51M4S</meta:editing-duration>
    <meta:editing-cycles>37</meta:editing-cycles>
    <meta:generator>LibreOffice/4.2.4.2$Linux_X86_64 LibreOffice_project/420m0$Build-2</meta:generator>
    <meta:document-statistic meta:table-count="0" meta:image-count="0" meta:object-count="0" meta:page-count="2" meta:paragraph-count="14" meta:word-count="576" meta:character-count="4561" meta:non-whitespace-character-count="3997"/>
  </office:meta>
</office:document-meta>
</file>